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alizedMessageImpl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Attachm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remove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SecuritySubject(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addAttachment( String id , DataHandler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Interna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NormalizedMessageImpl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rmalizedMessageImpl.getAttachmen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rmalizedMessag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Conten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